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a16de" officeooo:paragraph-rsid="001a16de"/>
    </style:style>
    <style:style style:name="P2" style:family="paragraph" style:parent-style-name="Standard">
      <style:text-properties officeooo:rsid="00194f14" officeooo:paragraph-rsid="00194f14"/>
    </style:style>
    <style:style style:name="P3" style:family="paragraph" style:parent-style-name="Standard">
      <style:text-properties officeooo:rsid="001a16de" officeooo:paragraph-rsid="001a16de"/>
    </style:style>
    <style:style style:name="T1" style:family="text">
      <style:text-properties officeooo:rsid="001a1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 16</text:p>
      <text:p text:style-name="P2"/>
      <text:p text:style-name="P3">Program output:</text:p>
      <text:p text:style-name="P3"/>
      <text:p text:style-name="P1"><text:s/>a.out b &lt; wc.cc ; wc -c &lt; wc.cc</text:p>
      <text:p text:style-name="Preformatted_20_Text"><text:s/><text:span text:style-name="T1">1142</text:span> bytes</text:p>
      <text:p text:style-name="Preformatted_20_Text"><text:s/><text:span text:style-name="T1">1142</text:span></text:p>
      <text:p text:style-name="Preformatted_20_Text"><text:s text:c="4"/></text:p>
      <text:p text:style-name="Preformatted_20_Text"><text:s/>a.out w &lt; wc.cc ; wc -w &lt; wc.cc</text:p>
      <text:p text:style-name="Preformatted_20_Text"><text:s/>1<text:span text:style-name="T1">28</text:span> words</text:p>
      <text:p text:style-name="Preformatted_20_Text"><text:s/>1<text:span text:style-name="T1">28</text:span></text:p>
      <text:p text:style-name="Preformatted_20_Text"><text:s text:c="8"/></text:p>
      <text:p text:style-name="Preformatted_20_Text"><text:s/>a.out l &lt; wc.cc ; wc -l &lt; wc.cc</text:p>
      <text:p text:style-name="Preformatted_20_Text"><text:s/><text:span text:style-name="T1">74</text:span> lines</text:p>
      <text:p text:style-name="Preformatted_20_Text"><text:s/><text:span text:style-name="T1">74</text:span></text:p>
      <text:p text:style-name="P2"/>
      <text:p text:style-name="P2">CAVEAT: Why does echo -n “hello world” | wc – l return 0?</text:p>
      <text:p text:style-name="P2">Answer: The standard wc program (with the option -l) counts the number of newline characters. By giving echo the option -n, no newline character is written after “hello world”. Therefore, there are no newline characters in echo -n “hello world”, which explains why the standard wc -l program returns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08:41:07.006107670</meta:creation-date>
    <dc:date>2017-09-20T08:52:34.716028582</dc:date>
    <meta:editing-duration>PT11M28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5" meta:word-count="102" meta:character-count="535" meta:non-whitespace-character-count="424"/>
  </office:meta>
</office:document-meta>
</file>